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2">
      <style:text-properties style:font-name="Arial"/>
    </style:style>
    <style:style style:name="P4" style:family="paragraph" style:parent-style-name="Standard" style:list-style-name="L3">
      <style:text-properties style:font-name="Arial"/>
    </style:style>
    <style:style style:name="P5" style:family="paragraph" style:parent-style-name="Standard" style:list-style-name="L4">
      <style:text-properties style:font-name="Arial"/>
    </style:style>
    <style:style style:name="P6" style:family="paragraph" style:parent-style-name="Standard" style:list-style-name="L5">
      <style:text-properties style:font-name="Arial"/>
    </style:style>
    <style:style style:name="P7" style:family="paragraph" style:parent-style-name="Standard" style:list-style-name="L6">
      <style:text-properties style:font-name="Arial"/>
    </style:style>
    <style:style style:name="P8" style:family="paragraph" style:parent-style-name="Standard" style:list-style-name="L7">
      <style:text-properties style:font-name="Arial"/>
    </style:style>
    <style:style style:name="P9" style:family="paragraph" style:parent-style-name="Standard" style:list-style-name="L8">
      <style:text-properties style:font-name="Arial"/>
    </style:style>
    <style:style style:name="P10" style:family="paragraph" style:parent-style-name="Standard" style:list-style-name="L2"/>
    <style:style style:name="P11" style:family="paragraph" style:parent-style-name="Standard">
      <style:paragraph-properties fo:break-before="page"/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 page</text:p>
      <text:p text:style-name="P1"/>
      <text:p text:style-name="P1">Project title</text:p>
      <text:p text:style-name="P1">Benjamin van Enckevort</text:p>
      <text:p text:style-name="P1"/>
      <text:p text:style-name="P1">Duncan Gillies</text:p>
      <text:p text:style-name="P1"/>
      <text:p text:style-name="P1">Project path: path_to_project</text:p>
      <text:p text:style-name="P11">Abstract</text:p>
      <text:p text:style-name="P11">Introduction</text:p>
      <text:p text:style-name="P1"/>
      <text:list xml:id="list953785528" text:style-name="L2">
        <text:list-item>
          <text:list>
            <text:list-item>
              <text:p text:style-name="P3">Clear statement: What the project is about</text:p>
            </text:list-item>
            <text:list-item>
              <text:p text:style-name="P3">Summarise everything I set out to achieve</text:p>
            </text:list-item>
            <text:list-item>
              <text:p text:style-name="P3">Clear summary of the project's background</text:p>
            </text:list-item>
            <text:list-item>
              <text:p text:style-name="P3">Project's relevance</text:p>
            </text:list-item>
            <text:list-item>
              <text:p text:style-name="P3">Main contributions?</text:p>
            </text:list-item>
            <text:list-item>
              <text:p text:style-name="P3">What is the problem?</text:p>
            </text:list-item>
            <text:list-item>
              <text:p text:style-name="P10"><text:span text:style-name="T1">Explain motivation (Why is it important?)</text:span></text:p>
            </text:list-item>
            <text:list-item>
              <text:p text:style-name="P10"><text:span text:style-name="T1">Identify issues (Why is it difficult to address?)</text:span></text:p>
            </text:list-item>
            <text:list-item>
              <text:p text:style-name="P10"><text:span text:style-name="T1">Set the scene, provide reader with a summary of key things to look out for in the remainder of the report</text:span></text:p>
            </text:list-item>
            <text:list-item>
              <text:p text:style-name="P10"><text:span text:style-name="T1">mostly NON-TECHNICAL</text:span></text:p>
            </text:list-item>
          </text:list>
        </text:list-item>
      </text:list>
      <text:p text:style-name="P1"/>
      <text:p text:style-name="P1"/>
      <text:p text:style-name="P1">Background</text:p>
      <text:p text:style-name="P1"/>
      <text:list xml:id="list217673079" text:style-name="L3">
        <text:list-item>
          <text:list>
            <text:list-item>
              <text:p text:style-name="P4">Set context: Relate to existing published work, read at start (now!) of project</text:p>
            </text:list-item>
            <text:list-item>
              <text:p text:style-name="P4">Explain thought process at this time (methods and approaches considered)</text:p>
            </text:list-item>
            <text:list-item>
              <text:p text:style-name="P4">Many ways to solve a problem – don't pick one at random</text:p>
            </text:list-item>
            <text:list-item>
              <text:p text:style-name="P4">Describe and evaluate as many alternative approaches as possible.</text:p>
            </text:list-item>
            <text:list-item>
              <text:p text:style-name="P4">Acknowledge the sources of your inspiration</text:p>
            </text:list-item>
            <text:list-item>
              <text:p text:style-name="P4">Must have seen and thought about other people's ideas – my contribution is putting them together into practice in some other context.</text:p>
            </text:list-item>
          </text:list>
        </text:list-item>
      </text:list>
      <text:p text:style-name="P1"/>
      <text:list xml:id="list764625825" text:style-name="L4">
        <text:list-item>
          <text:list>
            <text:list-item>
              <text:p text:style-name="P5">Analysis</text:p>
              <text:list>
                <text:list-item>
                  <text:p text:style-name="P5">Explain how the proposed solution operates in my own words</text:p>
                </text:list-item>
                <text:list-item>
                  <text:p text:style-name="P5">Benefits and consequences.</text:p>
                </text:list-item>
              </text:list>
            </text:list-item>
          </text:list>
        </text:list-item>
      </text:list>
      <text:p text:style-name="P1"/>
      <text:list xml:id="list1730990463" text:continue-numbering="true" text:style-name="L4">
        <text:list-item>
          <text:list>
            <text:list-item>
              <text:p text:style-name="P5">Synthesis</text:p>
              <text:list>
                <text:list-item>
                  <text:p text:style-name="P5">Organisation of related work section</text:p>
                </text:list-item>
                <text:list-item>
                  <text:p text:style-name="P5">identifying and generalising common aspects across different solutions</text:p>
                </text:list-item>
              </text:list>
            </text:list-item>
          </text:list>
        </text:list-item>
      </text:list>
      <text:p text:style-name="P1"/>
      <text:list xml:id="list1030601962" text:continue-numbering="true" text:style-name="L4">
        <text:list-item>
          <text:list>
            <text:list-item>
              <text:p text:style-name="P5">Critical judgment</text:p>
              <text:list>
                <text:list-item>
                  <text:p text:style-name="P5">Discussing the limitations of my solutions (proposed) in terms of disadvantages and limits of applicability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1">Body of the report</text:p>
      <text:p text:style-name="P1"/>
      <text:p text:style-name="P1"><text:tab/>Currently:</text:p>
      <text:p text:style-name="P1"><text:tab/></text:p>
      <text:list xml:id="list898973409" text:style-name="L6">
        <text:list-item>
          <text:list>
            <text:list-item>
              <text:p text:style-name="P7">Explain main aspects of the solution that my project proposes</text:p>
            </text:list-item>
            <text:list-item>
              <text:p text:style-name="P7">Main aspects of the architecture?</text:p>
            </text:list-item>
            <text:list-item>
              <text:p text:style-name="P7">Algorithms etc</text:p>
            </text:list-item>
            <text:list-item>
              <text:p text:style-name="P7">In essence, write specification of the solution in enough detail that if given to an external programmer, he should be able to implement it.</text:p>
            </text:list-item>
            <text:list-item>
              <text:p text:style-name="P7">Some aspects of solution will be missing – explain the main idea for tackling them.</text:p>
            </text:list-item>
          </text:list>
        </text:list-item>
      </text:list>
      <text:p text:style-name="P1"/>
      <text:p text:style-name="P1"><text:tab/>For final report:</text:p>
      <text:p text:style-name="P1"/>
      <text:list xml:id="list2126912203" text:style-name="L5">
        <text:list-item>
          <text:list>
            <text:list-item>
              <text:p text:style-name="P6">Three or four chapters detailing the technical work undertaken during the project.</text:p>
            </text:list-item>
            <text:list-item>
              <text:p text:style-name="P6">Can be chronological:</text:p>
              <text:list>
                <text:list-item>
                  <text:p text:style-name="P6">Design, implementation, experimentation, optimisation, evaluation etc,</text:p>
                </text:list-item>
                <text:list-item>
                  <text:p text:style-name="P6">Not always best approach</text:p>
                </text:list-item>
              </text:list>
            </text:list-item>
            <text:list-item>
              <text:p text:style-name="P6">Make clear how we arrived at chosen approach in preference to the alternatives documented in the background section.</text:p>
            </text:list-item>
            <text:list-item>
              <text:p text:style-name="P6">Describe and justify the design of the audio engine</text:p>
              <text:list>
                <text:list-item>
                  <text:p text:style-name="P6">Use UML or similar</text:p>
                </text:list-item>
              </text:list>
            </text:list-item>
            <text:list-item>
              <text:p text:style-name="P6">Document problems or features of implementation</text:p>
            </text:list-item>
            <text:list-item>
              <text:p text:style-name="P6">Discuss integration and testing.</text:p>
            </text:list-item>
          </text:list>
        </text:list-item>
      </text:list>
      <text:p text:style-name="P1"/>
      <text:p text:style-name="P1"/>
      <text:p text:style-name="P11">Evaluation</text:p>
      <text:p text:style-name="P1"/>
      <text:list xml:id="list1451133228" text:style-name="L7">
        <text:list-item>
          <text:list>
            <text:list-item>
              <text:p text:style-name="P8">How are you going to evaluate the resulting solution of the project?</text:p>
              <text:list>
                <text:list-item>
                  <text:p text:style-name="P8">Go into detail</text:p>
                </text:list-item>
              </text:list>
            </text:list-item>
            <text:list-item>
              <text:p text:style-name="P8">Which aspects need to be evaluated for comparison with existing prior work</text:p>
            </text:list-item>
            <text:list-item>
              <text:p text:style-name="P8">What qualitative and quantitative aspects will need evaluating</text:p>
            </text:list-item>
            <text:list-item>
              <text:p text:style-name="P8">What tests / benchmarks will be run?</text:p>
            </text:list-item>
          </text:list>
        </text:list-item>
      </text:list>
      <text:p text:style-name="P1"/>
      <text:p text:style-name="P1">Plan of work</text:p>
      <text:p text:style-name="P1"/>
      <text:list xml:id="list637616424" text:style-name="L8">
        <text:list-item>
          <text:list>
            <text:list-item>
              <text:p text:style-name="P9">What remains to be done?</text:p>
            </text:list-item>
            <text:list-item>
              <text:p text:style-name="P9">What do you expect the timetable to be?</text:p>
              <text:list>
                <text:list-item>
                  <text:p text:style-name="P9">Allow time to write the final report, presentation and work on the final demonstration</text:p>
                </text:list-item>
                <text:list-item>
                  <text:p text:style-name="P9">Do not just give a timetable</text:p>
                  <text:list>
                    <text:list-item>
                      <text:p text:style-name="P9">Explain fallback positions if you run out of time</text:p>
                    </text:list-item>
                    <text:list-item>
                      <text:p text:style-name="P9">What extensions can be added if you have more time</text:p>
                    </text:list-item>
                  </text:list>
                </text:list-item>
              </text:list>
            </text:list-item>
            <text:list-item>
              <text:p text:style-name="P9">Explain (succinctly) relative priority of remaining tasks (and rationale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Enckevort1</meta:initial-creator>
    <meta:creation-date>2011-01-10T17:21:53</meta:creation-date>
    <dc:date>2011-01-10T18:16:10</dc:date>
    <dc:creator>Ben Enckevort1</dc:creator>
    <meta:editing-duration>PT00H54M18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5" meta:paragraph-count="64" meta:word-count="484" meta:character-count="2808"/>
  </office:meta>
</office:document-meta>
</file>